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e408" officeooo:paragraph-rsid="001be408" style:font-size-asian="13.1000003814697pt" style:font-size-complex="15pt"/>
    </style:style>
    <style:style style:name="P2" style:family="paragraph" style:parent-style-name="Standard">
      <style:text-properties fo:font-size="15pt" officeooo:rsid="001d6882" officeooo:paragraph-rsid="001d6882" style:font-size-asian="13.1000003814697pt" style:font-size-complex="15pt"/>
    </style:style>
    <style:style style:name="P3" style:family="paragraph" style:parent-style-name="Standard">
      <style:text-properties fo:font-size="15pt" officeooo:rsid="001f16d5" officeooo:paragraph-rsid="001f16d5" style:font-size-asian="13.1000003814697pt" style:font-size-complex="15pt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>
      <style:text-properties officeooo:paragraph-rsid="001d688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e408"/>
    </style:style>
    <style:style style:name="T3" style:family="text">
      <style:text-properties fo:font-size="15pt" officeooo:rsid="001be408" style:font-size-asian="13.1000003814697pt" style:font-size-complex="15pt"/>
    </style:style>
    <style:style style:name="T4" style:family="text">
      <style:text-properties fo:font-size="15pt" officeooo:rsid="001d6882" style:font-size-asian="13.1000003814697pt" style:font-size-complex="15pt"/>
    </style:style>
    <style:style style:name="T5" style:family="text">
      <style:text-properties fo:font-size="15pt" officeooo:rsid="001f16d5" style:font-size-asian="13.1000003814697pt" style:font-size-complex="15pt"/>
    </style:style>
    <style:style style:name="T6" style:family="text">
      <style:text-properties officeooo:rsid="001d6882"/>
    </style:style>
    <style:style style:name="T7" style:family="text">
      <style:text-properties officeooo:rsid="001f1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4</text:span></text:p>
      <text:p text:style-name="Standard"/>
      <text:p text:style-name="P4"/>
      <text:p text:style-name="P4"/>
      <text:p text:style-name="P4"><text:span text:style-name="T2">W</text:span>eb server in C.</text:p>
      <text:p text:style-name="P4"/>
      <text:p text:style-name="P1">Single client server communication.</text:p>
      <text:p text:style-name="P1"/>
      <text:p text:style-name="P1">In this program we can send data to server through client and server revert back the same message send by the sender to client.</text:p>
      <text:p text:style-name="P1"/>
      <text:p text:style-name="P1">There are 2 protocols:</text:p>
      <text:p text:style-name="P1"><text:tab/>HTTP/1.0</text:p>
      <text:p text:style-name="P1"><text:tab/>HTTP/1.1</text:p>
      <text:p text:style-name="P1"/>
      <text:p text:style-name="P1">In HTTP/1.0</text:p>
      <text:p text:style-name="P1">When the client send connection request to server connection in established.</text:p>
      <text:p text:style-name="P1"><text:s/>Now client send a message to the server ,as soon as server recieves a message and reply back to the client, the connection breaks between client and server.</text:p>
      <text:p text:style-name="P1">Connection is non- persistant.</text:p>
      <text:p text:style-name="P1"/>
      <text:p text:style-name="P1">In HTTP/1.1</text:p>
      <text:p text:style-name="P1"><text:s/>When the client send connection request to server connection in established.</text:p>
      <text:p text:style-name="P1">The connection persist between client and server untill and unless the client breaks the connection with the server.</text:p>
      <text:p text:style-name="P1">Connection is persistant.</text:p>
      <text:p text:style-name="P1"/>
      <text:p text:style-name="P1">Multi-threaded <text:span text:style-name="T6">web server</text:span></text:p>
      <text:p text:style-name="P2">create multiple threads for multiple users.</text:p>
      <text:p text:style-name="P5"><text:span text:style-name="T4">For multichat , </text:span><text:span text:style-name="T5">server </text:span><text:span text:style-name="T4">works as an interm</text:span><text:span text:style-name="T5">e</text:span><text:span text:style-name="T4">diate between the users.</text:span></text:p>
      <text:p text:style-name="P3">Different clients can send message to each other via server.</text:p>
      <text:p text:style-name="P3"/>
      <text:p text:style-name="P1"><text:span text:style-name="T3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8:33:14.288239070</meta:creation-date>
    <dc:date>2020-12-25T19:01:50.263299916</dc:date>
    <meta:editing-duration>PT6M45S</meta:editing-duration>
    <meta:editing-cycles>1</meta:editing-cycles>
    <meta:document-statistic meta:table-count="0" meta:image-count="0" meta:object-count="0" meta:page-count="1" meta:paragraph-count="19" meta:word-count="149" meta:character-count="932" meta:non-whitespace-character-count="793"/>
    <meta:generator>LibreOffice/6.4.6.2$Linux_X86_64 LibreOffice_project/40$Build-2</meta:generator>
  </office:meta>
</office:document-meta>
</file>